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2eb6" officeooo:paragraph-rsid="00082eb6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82eb6" officeooo:paragraph-rsid="00082eb6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 2507</text:p>
      <text:list xml:id="list1379789593990329418" text:style-name="L1">
        <text:list-item>
          <text:p text:style-name="P2">Labs start in two weeks (September 22<text:span text:style-name="T1">nd</text:span>, 2014)</text:p>
        </text:list-item>
        <text:list-item>
          <text:p text:style-name="P2">Will use MINITAB</text:p>
        </text:list-item>
        <text:list-item>
          <text:p text:style-name="P2">Midterm – Friday, October 24<text:span text:style-name="T1">th</text:span>, 2014 <text:span text:style-name="T3">6:00 pm – 7:30 pm</text:span>. Location TBA </text:p>
        </text:list-item>
        <text:list-item>
          <text:p text:style-name="P2">Course outline can be found in syllab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0:03:35.496980514</meta:creation-date>
    <dc:date>2014-09-04T10:17:18.917382799</dc:date>
    <meta:editing-duration>PT13M44S</meta:editing-duration>
    <meta:editing-cycles>1</meta:editing-cycles>
    <meta:document-statistic meta:table-count="0" meta:image-count="0" meta:object-count="0" meta:page-count="1" meta:paragraph-count="5" meta:word-count="35" meta:character-count="183" meta:non-whitespace-character-count="154"/>
    <meta:generator>LibreOffice/4.3.0.4$Linux_X86_64 LibreOffice_project/430m0$Build-4</meta:generator>
  </office:meta>
</office:document-meta>
</file>